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75in" fo:margin-left="-0.0813in" fo:margin-top="0in" fo:margin-bottom="0in" table:align="left"/>
    </style:style>
    <style:style style:name="Table1.A" style:family="table-column">
      <style:table-column-properties style:column-width="1.1868in"/>
    </style:style>
    <style:style style:name="Table1.B" style:family="table-column">
      <style:table-column-properties style:column-width="0.7604in"/>
    </style:style>
    <style:style style:name="Table1.C" style:family="table-column">
      <style:table-column-properties style:column-width="2.9271in"/>
    </style:style>
    <style:style style:name="Table1.D" style:family="table-column">
      <style:table-column-properties style:column-width="2.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ize="12pt" style:font-size-asian="12pt" style:font-size-complex="12pt"/>
    </style:style>
    <style:style style:name="P2" style:family="paragraph" style:parent-style-name="Standard">
      <loext:graphic-properties draw:fill-color="#ffffff"/>
      <style:paragraph-properties fo:padding="0in" fo:border="none"/>
    </style:style>
    <style:style style:name="P3" style:family="paragraph" style:parent-style-name="Standard">
      <loext:graphic-properties draw:fill-color="#ffffff"/>
      <style:paragraph-properties fo:padding="0in" fo:border="none"/>
      <style:text-properties fo:font-size="12pt" style:font-size-asian="12pt" style:font-size-complex="12pt"/>
    </style:style>
    <style:style style:name="P4" style:family="paragraph" style:parent-style-name="Standard">
      <loext:graphic-properties draw:fill-color="#ffffff"/>
      <style:paragraph-properties fo:padding="0in" fo:border="none"/>
      <style:text-properties style:font-name="Courier New" fo:font-size="12pt" style:font-name-asian="Courier New1" style:font-size-asian="12pt" style:font-name-complex="Courier New1" style:font-size-complex="12pt"/>
    </style:style>
    <style:style style:name="P5" style:family="paragraph" style:parent-style-name="Standard">
      <loext:graphic-properties draw:fill-color="#ffffff"/>
      <style:paragraph-properties fo:text-align="end" style:justify-single-word="false" fo:padding="0in" fo:border="none"/>
    </style:style>
    <style:style style:name="P6" style:family="paragraph" style:parent-style-name="Standard">
      <loext:graphic-properties draw:fill-color="#ffffff"/>
      <style:paragraph-properties fo:padding="0in" fo:border="none">
        <style:tab-stops>
          <style:tab-stop style:position="5.2161in"/>
        </style:tab-stops>
      </style:paragraph-properties>
    </style:style>
    <style:style style:name="P7"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list-style-name="WWNum2">
      <loext:graphic-properties draw:fill-color="#ffffff"/>
      <style:paragraph-properties fo:margin-left="0.5in" fo:margin-right="0in" fo:text-indent="-0.25in" style:auto-text-indent="false" fo:padding="0in" fo:border="none"/>
    </style:style>
    <style:style style:name="P9" style:family="paragraph" style:parent-style-name="Standard" style:list-style-name="WWNum4">
      <loext:graphic-properties draw:fill-color="#ffffff"/>
      <style:paragraph-properties fo:margin-left="0.5in" fo:margin-right="0in" fo:text-indent="-0.25in" style:auto-text-indent="false" fo:padding="0in" fo:border="none"/>
    </style:style>
    <style:style style:name="P10" style:family="paragraph" style:parent-style-name="Standard" style:list-style-name="WWNum1">
      <loext:graphic-properties draw:fill-color="#ffffff"/>
      <style:paragraph-properties fo:margin-left="0.5in" fo:margin-right="0in" fo:text-indent="-0.25in" style:auto-text-indent="false" fo:padding="0in" fo:border="none"/>
    </style:style>
    <style:style style:name="P11" style:family="paragraph" style:parent-style-name="Standard" style:list-style-name="WWNum3">
      <loext:graphic-properties draw:fill-color="#ffffff"/>
      <style:paragraph-properties fo:margin-left="0.5in" fo:margin-right="0in" fo:text-indent="-0.25in" style:auto-text-indent="false" fo:padding="0in" fo:border="none"/>
    </style:style>
    <style:style style:name="P12" style:family="paragraph" style:parent-style-name="Standard">
      <loext:graphic-properties draw:fill-color="#ffffff"/>
      <style:paragraph-properties fo:margin-left="0in" fo:margin-right="-0.75in" fo:margin-top="0in" fo:margin-bottom="0.1665in" loext:contextual-spacing="false" fo:line-height="145%" fo:text-indent="0in" style:auto-text-indent="false" fo:padding="0in" fo:border="none"/>
    </style:style>
    <style:style style:name="P13" style:family="paragraph" style:parent-style-name="Standard">
      <loext:graphic-properties draw:fill-color="#ffffff"/>
      <style:paragraph-properties fo:margin-left="0in" fo:margin-right="0in" fo:text-indent="0in" style:auto-text-indent="false" fo:padding="0in" fo:border="none"/>
      <style:text-properties fo:color="#0000ff" style:font-name="Courier New" fo:font-size="12pt" fo:font-weight="bold" style:font-name-asian="Courier New1" style:font-size-asian="12pt" style:font-weight-asian="bold" style:font-name-complex="Courier New1" style:font-size-complex="12pt"/>
    </style:style>
    <style:style style:name="P14" style:family="paragraph" style:parent-style-name="Standard">
      <loext:graphic-properties draw:fill-color="#ffffff"/>
      <style:paragraph-properties fo:margin-left="0in" fo:margin-right="0in" fo:text-indent="0in" style:auto-text-indent="false" fo:padding="0in" fo:border="none"/>
      <style:text-properties style:font-name="Courier New" fo:font-size="12pt" style:font-name-asian="Courier New1" style:font-size-asian="12pt" style:font-name-complex="Courier New1" style:font-size-complex="12pt"/>
    </style:style>
    <style:style style:name="P15" style:family="paragraph" style:parent-style-name="Standard">
      <style:paragraph-properties fo:margin-left="0in" fo:margin-right="0in" fo:text-indent="0.5in" style:auto-text-indent="false"/>
      <style:text-properties style:font-name="Courier New" fo:font-size="12pt" fo:font-weight="bold" style:font-name-asian="Courier New1" style:font-size-asian="12pt" style:font-weight-asian="bold" style:font-name-complex="Courier New1" style:font-size-complex="12pt"/>
    </style:style>
    <style:style style:name="P16" style:family="paragraph" style:parent-style-name="Standard">
      <loext:graphic-properties draw:fill-color="#ffffff"/>
      <style:paragraph-properties fo:margin-left="0.5in" fo:margin-right="0in" fo:text-indent="0in" style:auto-text-indent="false" fo:padding="0in" fo:border="none"/>
      <style:text-properties fo:font-size="12pt" style:font-size-asian="12pt" style:font-size-complex="12pt"/>
    </style:style>
    <style:style style:name="P17" style:family="paragraph" style:parent-style-name="Standard">
      <loext:graphic-properties draw:fill-color="#ffffff"/>
      <style:paragraph-properties fo:margin-left="0.0626in" fo:margin-right="0in" fo:text-indent="0.4374in" style:auto-text-indent="false" fo:padding="0in" fo:border="none"/>
    </style:style>
    <style:style style:name="P18" style:family="paragraph" style:parent-style-name="Standard">
      <loext:graphic-properties draw:fill-color="#ffffff"/>
      <style:paragraph-properties fo:margin-left="0.0626in" fo:margin-right="0in" fo:text-indent="0.4374in" style:auto-text-indent="false" fo:padding="0in" fo:border="none"/>
      <style:text-properties style:font-name="Courier New" fo:font-size="12pt" style:font-name-asian="Courier New1" style:font-size-asian="12pt" style:font-name-complex="Courier New1" style:font-size-complex="12pt"/>
    </style:style>
    <style:style style:name="P19" style:family="paragraph" style:parent-style-name="Standard">
      <loext:graphic-properties draw:fill-color="#ffffff"/>
      <style:paragraph-properties fo:margin-left="0.0626in" fo:margin-right="0in" fo:text-indent="0in" style:auto-text-indent="false" fo:padding="0in" fo:border="none"/>
    </style:style>
    <style:style style:name="P20" style:family="paragraph" style:parent-style-name="Standard">
      <loext:graphic-properties draw:fill-color="#ffffff"/>
      <style:paragraph-properties fo:margin-left="0.0626in" fo:margin-right="-0.6252in" fo:text-indent="0in" style:auto-text-indent="false" fo:padding="0in" fo:border="none"/>
    </style:style>
    <style:style style:name="P21" style:family="paragraph" style:parent-style-name="Heading_20_1">
      <loext:graphic-properties draw:fill-color="#ffffff"/>
      <style:paragraph-properties fo:padding="0in" fo:border="none"/>
      <style:text-properties fo:color="#1155cc"/>
    </style:style>
    <style:style style:name="P22" style:family="paragraph" style:parent-style-name="Heading_20_1">
      <loext:graphic-properties draw:fill-color="#ffffff"/>
      <style:paragraph-properties fo:padding="0in" fo:border="none"/>
    </style:style>
    <style:style style:name="P23" style:family="paragraph" style:parent-style-name="Heading_20_1">
      <loext:graphic-properties draw:fill-color="#ffffff"/>
      <style:paragraph-properties fo:break-before="page" fo:padding="0in" fo:border="none"/>
    </style:style>
    <style:style style:name="P24" style:family="paragraph" style:parent-style-name="Heading_20_3">
      <loext:graphic-properties draw:fill-color="#ffffff"/>
      <style:paragraph-properties fo:padding="0in" fo:border="none"/>
    </style:style>
    <style:style style:name="P25" style:family="paragraph" style:parent-style-name="Heading_20_3">
      <loext:graphic-properties draw:fill-color="#ffffff"/>
      <style:paragraph-properties fo:padding="0in" fo:border="none"/>
      <style:text-properties fo:color="#1155cc"/>
    </style:style>
    <style:style style:name="P26" style:family="paragraph" style:parent-style-name="Heading_20_3">
      <loext:graphic-properties draw:fill-color="#ffffff"/>
      <style:paragraph-properties fo:break-before="page" fo:padding="0in" fo:border="none"/>
    </style:style>
    <style:style style:name="P27" style:family="paragraph" style:parent-style-name="Title" style:master-page-name="Standard">
      <loext:graphic-properties draw:fill-color="#ffffff"/>
      <style:paragraph-properties fo:text-align="center" style:justify-single-word="false" style:page-number="1" fo:padding="0in" fo:border="none"/>
    </style:style>
    <style:style style:name="T1" style:family="text">
      <style:text-properties fo:color="#1155cc"/>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style:text-underline-style="none" style:font-size-asian="12pt" style:font-size-complex="12pt"/>
    </style:style>
    <style:style style:name="T5" style:family="text">
      <style:text-properties fo:color="#333333" style:font-name="Courier New" fo:font-size="10pt" fo:background-color="#f7f7f7" loext:char-shading-value="0" style:font-name-asian="Courier New1" style:font-size-asian="10pt" style:font-name-complex="Courier New1" style:font-size-complex="10pt"/>
    </style:style>
    <style:style style:name="T6" style:family="text">
      <style:text-properties fo:color="#333333" style:font-name="Courier New" fo:font-size="10pt" fo:font-weight="bold" fo:background-color="#f7f7f7" loext:char-shading-value="0" style:font-name-asian="Courier New1" style:font-size-asian="10pt" style:font-weight-asian="bold" style:font-name-complex="Courier New1" style:font-size-complex="10pt"/>
    </style:style>
    <style:style style:name="T7" style:family="text">
      <style:text-properties style:font-name="Courier New" fo:font-size="12pt" style:font-name-asian="Courier New1" style:font-size-asian="12pt" style:font-name-complex="Courier New1" style:font-size-complex="12pt"/>
    </style:style>
    <style:style style:name="T8" style:family="text">
      <style:text-properties style:font-name="Courier New" fo:font-size="12pt" fo:font-weight="bold" style:font-name-asian="Courier New1" style:font-size-asian="12pt" style:font-weight-asian="bold" style:font-name-complex="Courier New1" style:font-size-complex="12pt"/>
    </style:style>
    <style:style style:name="T9" style:family="text">
      <style:text-properties style:font-name="Courier New" fo:font-size="12pt" fo:font-style="italic" style:font-name-asian="Courier New1" style:font-size-asian="12pt" style:font-style-asian="italic" style:font-name-complex="Courier New1" style:font-size-complex="12pt"/>
    </style:style>
    <style:style style:name="T10" style:family="text">
      <style:text-properties style:font-name="Courier New" fo:font-size="12pt" fo:font-style="italic" fo:font-weight="bold" style:font-name-asian="Courier New1" style:font-size-asian="12pt" style:font-style-asian="italic" style:font-weight-asian="bold" style:font-name-complex="Courier New1" style:font-size-complex="12pt"/>
    </style:style>
    <style:style style:name="T11" style:family="text">
      <style:text-properties fo:color="#0000ff" style:font-name="Courier New" fo:font-size="10pt" fo:font-weight="bold" fo:background-color="#f7f7f7" loext:char-shading-value="0" style:font-name-asian="Courier New1" style:font-size-asian="10pt" style:font-weight-asian="bold" style:font-name-complex="Courier New1" style:font-size-complex="10pt"/>
    </style:style>
    <style:style style:name="T12" style:family="text">
      <style:text-properties fo:color="#0000ff" style:font-name="Courier New" fo:font-size="12pt" fo:font-weight="bold" style:font-name-asian="Courier New1" style:font-size-asian="12pt" style:font-weight-asian="bold" style:font-name-complex="Courier New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63g4bym5i46"/><text:span text:style-name="T1"><text:s/>Log Facility for C</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2016/03/12</text:p>
          </table:table-cell>
          <table:table-cell table:style-name="Table1.A1" office:value-type="string">
            <text:p text:style-name="P7">0.1</text:p>
          </table:table-cell>
          <table:table-cell table:style-name="Table1.A1" office:value-type="string">
            <text:p text:style-name="P7">Initial Version</text:p>
          </table:table-cell>
          <table:table-cell table:style-name="Table1.A1" office:value-type="string">
            <text:p text:style-name="P7">Muhammad Z</text:p>
          </table:table-cell>
        </table:table-row>
        <table:table-row table:style-name="Table1.1">
          <table:table-cell table:style-name="Table1.A1" office:value-type="string">
            <text:p text:style-name="P7">2016/03/18</text:p>
          </table:table-cell>
          <table:table-cell table:style-name="Table1.A1" office:value-type="string">
            <text:p text:style-name="P7">0.2</text:p>
          </table:table-cell>
          <table:table-cell table:style-name="Table1.A1" office:value-type="string">
            <text:p text:style-name="P7">High Level Macros removed</text:p>
          </table:table-cell>
          <table:table-cell table:style-name="Table1.A1" office:value-type="string">
            <text:p text:style-name="P7">Robert P</text:p>
          </table:table-cell>
        </table:table-row>
        <table:table-row table:style-name="Table1.1">
          <table:table-cell table:style-name="Table1.A1" office:value-type="string">
            <text:p text:style-name="P7">2016/03/25</text:p>
          </table:table-cell>
          <table:table-cell table:style-name="Table1.A1" office:value-type="string">
            <text:p text:style-name="P7">0.9</text:p>
          </table:table-cell>
          <table:table-cell table:style-name="Table1.A1" office:value-type="string">
            <text:p text:style-name="P7">Implementation details</text:p>
          </table:table-cell>
          <table:table-cell table:style-name="Table1.A1" office:value-type="string">
            <text:p text:style-name="P7">Muhammad Z</text:p>
          </table:table-cell>
        </table:table-row>
        <table:table-row table:style-name="Table1.1">
          <table:table-cell table:style-name="Table1.A1" office:value-type="string">
            <text:p text:style-name="P7">2016/03/29</text:p>
          </table:table-cell>
          <table:table-cell table:style-name="Table1.A1" office:value-type="string">
            <text:p text:style-name="P7">0.99</text:p>
          </table:table-cell>
          <table:table-cell table:style-name="Table1.A1" office:value-type="string">
            <text:p text:style-name="P7">Final Draft</text:p>
          </table:table-cell>
          <table:table-cell table:style-name="Table1.A1" office:value-type="string">
            <text:p text:style-name="P7">Muhammad Z</text:p>
          </table:table-cell>
        </table:table-row>
        <table:table-row table:style-name="Table1.1">
          <table:table-cell table:style-name="Table1.A1" office:value-type="string">
            <text:p text:style-name="P7">2016/04/14</text:p>
          </table:table-cell>
          <table:table-cell table:style-name="Table1.A1" office:value-type="string">
            <text:p text:style-name="P7">1.0</text:p>
          </table:table-cell>
          <table:table-cell table:style-name="Table1.A1" office:value-type="string">
            <text:p text:style-name="P7">Version 1</text:p>
          </table:table-cell>
          <table:table-cell table:style-name="Table1.A1" office:value-type="string">
            <text:p text:style-name="P7">Muhammad Z</text:p>
          </table:table-cell>
        </table:table-row>
        <table:table-row table:style-name="Table1.1">
          <table:table-cell table:style-name="Table1.A1" office:value-type="string">
            <text:p text:style-name="P7">2018/02/20</text:p>
          </table:table-cell>
          <table:table-cell table:style-name="Table1.A1" office:value-type="string">
            <text:p text:style-name="P7">2.0</text:p>
          </table:table-cell>
          <table:table-cell table:style-name="Table1.A1" office:value-type="string">
            <text:p text:style-name="P7">Version 2.0</text:p>
          </table:table-cell>
          <table:table-cell table:style-name="Table1.A1" office:value-type="string">
            <text:p text:style-name="P7">Muhammad Z</text:p>
          </table:table-cell>
        </table:table-row>
      </table:table>
      <text:p text:style-name="P2"/>
      <text:p text:style-name="P21"><text:bookmark text:name="_jjcry0r41gup"/></text:p>
      <text:p text:style-name="P22"><text:bookmark text:name="_xtf74gc3izrb"/><text:span text:style-name="T1">Summary</text:span></text:p>
      <text:p text:style-name="P2"><text:span text:style-name="T2">The purpose of this project is to create a log facility for use from C programs.</text:span></text:p>
      <text:p text:style-name="P2"><text:span text:style-name="T2">You will gain experience in:</text:span></text:p>
      <text:list xml:id="list2530393692" text:style-name="WWNum2">
        <text:list-item>
          <text:p text:style-name="P8"><text:span text:style-name="T2">Module and API Design</text:span></text:p>
        </text:list-item>
        <text:list-item>
          <text:p text:style-name="P8"><text:span text:style-name="T2">Advanced C programming</text:span></text:p>
        </text:list-item>
        <text:list-item>
          <text:p text:style-name="P8"><text:span text:style-name="T2">Putting Data Structures to actual usage.</text:span></text:p>
        </text:list-item>
        <text:list-item>
          <text:p text:style-name="P8"><text:span text:style-name="T2">Macros</text:span></text:p>
        </text:list-item>
      </text:list>
      <text:p text:style-name="P22"><text:bookmark text:name="_57lhwz28qyqo"/><text:span text:style-name="T1">What is a log?</text:span></text:p>
      <text:p text:style-name="P2"><text:span text:style-name="T2">A log can be a file or a stream where we can store log entries. Log entry contains information that depicts an error message or a trace message. Naturally, a program composed of different modules will have different requirements for logging. While some modules will be writing only critical errors other modules might be configured to output very detailed trace messages to help understand a situation. </text:span></text:p>
      <text:p text:style-name="P3"/>
      <text:p text:style-name="P2"><text:span text:style-name="T2">Basically any module can be specifically configured to write to a specific log file only entries of certain level or higher.</text:span></text:p>
      <text:p text:style-name="P22"><text:bookmark text:name="_usc5yea4b21c"/><text:soft-page-break/><text:span text:style-name="T1">What is a log entry?</text:span></text:p>
      <text:p text:style-name="P2"><text:span text:style-name="T2">A log entry is basically a record (terminated with a new line) containing a detailed information written into the log file. The record contains information provided by the developer and information gathered automatically. Each entry has a given severity. If the log entry severity is lower than the current log level it will be ignored otherwise it will be written to the log file.</text:span></text:p>
      <text:p text:style-name="P3"/>
      <text:p text:style-name="P22"><text:bookmark text:name="_4nsbthvzdhd0"/><text:span text:style-name="T1">Log Entry Detailed Requirements</text:span></text:p>
      <text:p text:style-name="P2"><text:span text:style-name="T2">A log entry written to the log file will look differently depending on the build type:</text:span></text:p>
      <text:p text:style-name="P3"/>
      <text:p text:style-name="P2"><text:span text:style-name="T3">Debug builds:</text:span></text:p>
      <text:p text:style-name="P2"><text:span text:style-name="T2">If NDEBUG is not defined when building the code using the log facility, then an entry will look like: </text:span></text:p>
      <text:p text:style-name="P3"/>
      <text:p text:style-name="P12"><text:span text:style-name="T5"><text:s/>+- year<text:line-break/> | <text:s text:c="2"/>+- month <text:s text:c="13"/>+- process id<text:line-break/> | <text:s text:c="2"/>| <text:s/>+- day <text:s text:c="12"/>| <text:s text:c="5"/>+- thread id <text:s text:c="5"/><text:line-break/> | <text:s text:c="2"/>| <text:s/>| <text:s text:c="17"/>| <text:s text:c="5"/>| <text:s text:c="16"/></text:span><text:span text:style-name="T7"><text:line-break/></text:span><text:span text:style-name="T6">2016-4-29 <text:s/>22:43:20.244 <text:s/>40059 <text:s/>1299 </text:span><text:span text:style-name="T11">I</text:span><text:span text:style-name="T6"> </text:span><text:span text:style-name="T11">query</text:span><text:span text:style-name="T6"> dequeue@reader.c:9 </text:span><text:span text:style-name="T11">Queued tasks: 4 </text:span><text:span text:style-name="T5"><text:line-break/> <text:s text:c="11"/>| <text:s text:c="24"/>| <text:s/>| <text:s text:c="4"/>| <text:s text:c="5"/>| <text:s text:c="7"/>| +-- message w/ params<text:line-break/> <text:s text:c="11"/>+- time <text:s text:c="18"/>| <text:s/>| <text:s text:c="4"/>| <text:s text:c="5"/>| <text:s text:c="7"/>+--- line number<text:line-break/> <text:s text:c="37"/>| <text:s/>| <text:s text:c="4"/>| <text:s text:c="5"/>+- source file name<text:line-break/> <text:s text:c="37"/>| <text:s/>| <text:s text:c="4"/>+- function name <text:s text:c="2"/><text:line-break/> <text:s text:c="37"/>| <text:s/>+- tag - Module name<text:line-break/> <text:s text:c="37"/>+- log level (first letter)</text:span></text:p>
      <text:p text:style-name="P3"/>
      <text:p text:style-name="P2"><text:span text:style-name="T2">Where the message parts in blue are provided by the programmer and the rest generated automatically.</text:span></text:p>
      <text:p text:style-name="P3"/>
      <text:p text:style-name="P2"><text:span text:style-name="T3">Release Builds</text:span></text:p>
      <text:p text:style-name="P2"><text:span text:style-name="T2">If NDEBUG is defined then the log will not have: file name, function name or line number. </text:span></text:p>
      <text:p text:style-name="P21"><text:bookmark text:name="_9k59wldf6y9h"/></text:p>
      <text:p text:style-name="P23"><text:bookmark text:name="_2pxfaswqo6ha"/><text:span text:style-name="T1">Requirements</text:span></text:p>
      <text:p text:style-name="P24"><text:bookmark text:name="_vrcgdw60dfmb"/><text:span text:style-name="T1">R1. Efficiency</text:span></text:p>
      <text:p text:style-name="P2"><text:span text:style-name="T2">The Log will be efficient for use from single threaded applications. Nevertheless, there will be minimal performance overhead penalty for calling log functions that will not actually write a log entry due to current configuration.</text:span></text:p>
      <text:p text:style-name="P3"/>
      <text:p text:style-name="P3"/>
      <text:p text:style-name="P24"><text:bookmark text:name="_gxnhdbfm6kij"/><text:span text:style-name="T1">R2. Log Levels</text:span></text:p>
      <text:p text:style-name="P6"><text:span text:style-name="T2">The Log will support various levels of logging. It will support these levels with an option to extend to more fine grained levels:</text:span></text:p>
      <text:p text:style-name="P13"/>
      <text:p text:style-name="P2"><text:span text:style-name="T7"><text:s text:c="4"/><text:tab/>LOG_</text:span><text:span text:style-name="T12">T</text:span><text:span text:style-name="T7">RACE<text:tab/><text:tab/><text:tab/></text:span><text:span text:style-name="T2">Trace message usually very detailed </text:span></text:p>
      <text:p text:style-name="P2"><text:span text:style-name="T7"><text:s text:c="4"/><text:tab/>LOG_</text:span><text:span text:style-name="T12">D</text:span><text:span text:style-name="T7">EBUG<text:tab/><text:tab/><text:tab/></text:span><text:span text:style-name="T2">A message useful for debugging</text:span></text:p>
      <text:p text:style-name="P2"><text:span text:style-name="T7"><text:s text:c="4"/><text:tab/>LOG_</text:span><text:span text:style-name="T12">I</text:span><text:span text:style-name="T7">NFO<text:tab/><text:tab/><text:tab/></text:span><text:span text:style-name="T2">Informative message </text:span></text:p>
      <text:p text:style-name="P2"><text:span text:style-name="T7"><text:s text:c="4"/><text:tab/>LOG_</text:span><text:span text:style-name="T12">W</text:span><text:span text:style-name="T7">ARNING<text:tab/><text:tab/></text:span><text:span text:style-name="T2">Warning </text:span></text:p>
      <text:p text:style-name="P2"><text:span text:style-name="T7"><text:s text:c="4"/><text:tab/>LOG_</text:span><text:span text:style-name="T12">E</text:span><text:span text:style-name="T7">RROR<text:tab/><text:tab/><text:tab/></text:span><text:span text:style-name="T2">An error occurred </text:span></text:p>
      <text:p text:style-name="P2"><text:span text:style-name="T7"><text:tab/>LOG_</text:span><text:span text:style-name="T12">C</text:span><text:span text:style-name="T7">RITICAL<text:tab/><text:tab/></text:span><text:span text:style-name="T2">Critical error</text:span></text:p>
      <text:p text:style-name="P2"><text:span text:style-name="T7"><text:s text:c="4"/><text:tab/>LOG_</text:span><text:span text:style-name="T12">S</text:span><text:span text:style-name="T7">EVERE<text:tab/><text:tab/></text:span><text:span text:style-name="T2">Server error requiring immediate intervention</text:span></text:p>
      <text:p text:style-name="P2"><text:span text:style-name="T7"><text:s text:c="4"/><text:tab/>LOG_</text:span><text:span text:style-name="T12">F</text:span><text:span text:style-name="T7">ATAL<text:tab/><text:tab/><text:tab/></text:span><text:span text:style-name="T2">Fatal error signaling an emergency </text:span></text:p>
      <text:p text:style-name="P2"><text:span text:style-name="T7"><text:s text:c="4"/><text:tab/>LOG_NONE<text:tab/><text:tab/><text:tab/></text:span><text:span text:style-name="T2">Used only in configuration file </text:span></text:p>
      <text:p text:style-name="P4"/>
      <text:p text:style-name="P2"><text:span text:style-name="T2">If a the current log level configured for a module is higher than the log level associated with a log entry, then that log entry will not be written to the log file. The bold letter (blue) is what appears in the log entry in the log file.</text:span></text:p>
      <text:p text:style-name="P3"/>
      <text:p text:style-name="P2"><text:span text:style-name="T2">Each log level has an associated priority. LOG_NONE is highest level and will be used only in configuration file to silence log entries from a given <text:s/>module.</text:span></text:p>
      <text:p text:style-name="P2"><text:span text:style-name="T2">LOG_TRACE is lowest priority and effectively will allow all log entries to written to the log file.</text:span></text:p>
      <text:p text:style-name="P25"><text:bookmark text:name="_k6ug4fxavful"/></text:p>
      <text:p text:style-name="P25"><text:bookmark text:name="_hbwutgv1uha"/></text:p>
      <text:p text:style-name="P26"><text:bookmark text:name="_8makztxqr3gc"/><text:span text:style-name="T1">R3. Log Configuration File</text:span></text:p>
      <text:p text:style-name="P2"><text:span text:style-name="T2">The Log facility will be configured by a simple configuration file. The configuration file will have general setting:</text:span></text:p>
      <text:p text:style-name="P15"/>
      <text:p text:style-name="Standard"><text:span text:style-name="T7"><text:tab/></text:span><text:span text:style-name="T8">Level = </text:span><text:span text:style-name="T9">default_log_level</text:span></text:p>
      <text:p text:style-name="Standard"><text:span text:style-name="T7"><text:tab/></text:span><text:span text:style-name="T8">File =</text:span><text:span text:style-name="T7"> </text:span><text:span text:style-name="T9">log_base_directory</text:span><text:span text:style-name="T10">/</text:span><text:span text:style-name="T9">default_log_file_name</text:span></text:p>
      <text:p text:style-name="P1"/>
      <text:p text:style-name="P16"/>
      <text:p text:style-name="P2"><text:span text:style-name="T2">Default log level, only log messages with equal or higher level will actually be saved to the log file.</text:span></text:p>
      <text:p text:style-name="P2"><text:span text:style-name="T2">Directory path specifying where all log files will be placed.</text:span></text:p>
      <text:p text:style-name="P2"><text:span text:style-name="T2">File name to be used for logging entries.</text:span></text:p>
      <text:p text:style-name="P3"/>
      <text:p text:style-name="P22"><text:bookmark text:name="_53xbk1s2r9vk"/><text:span text:style-name="T1">Usage Example</text:span></text:p>
      <text:p text:style-name="P24"><text:bookmark text:name="_x88k8si0bnp5"/><text:span text:style-name="T1">Log Configuration File</text:span></text:p>
      <text:p text:style-name="P2"><text:span text:style-name="T2">A sample log configuration file:</text:span></text:p>
      <text:p text:style-name="P3"/>
      <text:p text:style-name="P2"><text:span text:style-name="T7"><text:tab/></text:span><text:span text:style-name="T8">Level = </text:span><text:span text:style-name="T9">ERROR</text:span></text:p>
      <text:p text:style-name="P2"><text:span text:style-name="T7"><text:tab/></text:span><text:span text:style-name="T8">File =</text:span><text:span text:style-name="T7"> </text:span><text:span text:style-name="T9">/var/log/dbServer/db.log</text:span></text:p>
      <text:p text:style-name="P24"><text:bookmark text:name="_6p1pmznf5h4h"/><text:span text:style-name="T1">Initial setup of log facility</text:span></text:p>
      <text:p text:style-name="P2"><text:span text:style-name="T2">The log facility should be initialized during the application startup. Usually in main() :</text:span></text:p>
      <text:p text:style-name="P3"/>
      <text:p text:style-name="P2"><text:span text:style-name="T7">#include "zlog4c.h"</text:span></text:p>
      <text:p text:style-name="P2"><text:span text:style-name="T7">int main(int argc, char* argv[]){</text:span></text:p>
      <text:p text:style-name="P2"><text:span text:style-name="T7"><text:tab/>zlog_init("app.log.config"); <text:s text:c="2"/></text:span></text:p>
      <text:p text:style-name="P2"><text:span text:style-name="T7"><text:tab/>...</text:span></text:p>
      <text:p text:style-name="P2"><text:span text:style-name="T7">}</text:span></text:p>
      <text:p text:style-name="P4"/>
      <text:p text:style-name="P4"/>
      <text:p text:style-name="P25"><text:bookmark text:name="_60jgyljcmhxw"/></text:p>
      <text:p text:style-name="P26"><text:bookmark text:name="_89lowqxy1bzh"/><text:span text:style-name="T1">Usage from a module</text:span></text:p>
      <text:p text:style-name="P2"><text:span text:style-name="T2">The use of the log facility from a module: you use ZLOG macro to send messages to the log file.</text:span></text:p>
      <text:p text:style-name="P3"/>
      <text:p text:style-name="P2"><text:span text:style-name="T2">For instance:</text:span></text:p>
      <text:p text:style-name="P14"/>
      <text:p text:style-name="P17"><text:span text:style-name="T7">#include "zlog4c.h"</text:span></text:p>
      <text:p text:style-name="P18"/>
      <text:p text:style-name="P17"><text:span text:style-name="T7">#define MODULE "net" <text:s text:c="4"/>/* network module */</text:span></text:p>
      <text:p text:style-name="P17"><text:span text:style-name="T7">int net_start_listening(int port){</text:span></text:p>
      <text:p text:style-name="P14"/>
      <text:p text:style-name="P19"><text:span text:style-name="T7">(1) <text:tab/> <text:s/>ZLOG(LOG_TRACE, "will start listening on port %d", port); <text:s/></text:span></text:p>
      <text:p text:style-name="P19"><text:span text:style-name="T7"><text:s text:c="2"/><text:tab/><text:tab/>...</text:span></text:p>
      <text:p text:style-name="P19"><text:span text:style-name="T7"><text:tab/> <text:s/>if( r != 0 ){</text:span></text:p>
      <text:p text:style-name="P20"><text:span text:style-name="T7">(2)<text:tab/><text:tab/>ZLOG(LOG_ERROR, "listen on port:%d failed: %d", port, r);</text:span></text:p>
      <text:p text:style-name="P20"><text:span text:style-name="T7"><text:tab/><text:tab/>return r;</text:span></text:p>
      <text:p text:style-name="P20"><text:span text:style-name="T7"><text:tab/> <text:s text:c="2"/>}</text:span></text:p>
      <text:p text:style-name="P19"><text:span text:style-name="T7"><text:tab/> <text:s text:c="2"/>...</text:span></text:p>
      <text:p text:style-name="P2"><text:span text:style-name="T7"><text:tab/></text:span></text:p>
      <text:list xml:id="list1520611524" text:style-name="WWNum4">
        <text:list-item>
          <text:p text:style-name="P9"><text:span text:style-name="T2">- This log entry will </text:span><text:span text:style-name="T3">not</text:span><text:span text:style-name="T2"> be recorded since it’s level is lower than the configured level for this module ( LOG_TRACE &lt; LOG_ERROR). <text:s/>See sample configuration file above.</text:span></text:p>
        </text:list-item>
        <text:list-item>
          <text:p text:style-name="P9"><text:span text:style-name="T2">- This log entry will be recorded according to the above configuration file.</text:span></text:p>
        </text:list-item>
      </text:list>
      <text:p text:style-name="P22"><text:bookmark text:name="_b7iv3j4ik4x6"/><text:span text:style-name="T1">Deliverables</text:span></text:p>
      <text:list xml:id="list1627486629" text:style-name="WWNum1">
        <text:list-item>
          <text:p text:style-name="P10"><text:span text:style-name="T2">Source file: <text:s text:c="6"/>zlog4c.h, zlog4c.c, makefile, <text:s/>testapp and a static library. </text:span></text:p>
        </text:list-item>
        <text:list-item>
          <text:p text:style-name="P10"><text:span text:style-name="T2">The zlog4c.h header file should be fully <text:s/>documented</text:span></text:p>
        </text:list-item>
      </text:list>
      <text:p text:style-name="P22"><text:bookmark text:name="_47db7vtk7btw"/><text:span text:style-name="T1">Constraints</text:span></text:p>
      <text:list xml:id="list493316722" text:style-name="WWNum3">
        <text:list-item>
          <text:p text:style-name="P11"><text:span text:style-name="T2">The log library will handle error in the logging process gracefully. It will report internal errors (of it’s own to standard error stream or to the general log file if available)</text:span></text:p>
        </text:list-item>
        <text:list-item>
          <text:p text:style-name="P11"><text:span text:style-name="T2">Log entries will be appended to the log file if it exists, it’s not supposed to truncate existing files.</text:span></text:p>
        </text:list-item>
        <text:list-item>
          <text:p text:style-name="P11"><text:span text:style-name="T2">Make sure the shutdown process is graceful. (closing file)</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text-align="end" style:justify-single-word="false" fo:padding="0in" fo:border="none"/>
    </style:style>
    <style:page-layout style:name="Mpm1">
      <style:page-layout-properties fo:page-width="8.5in" fo:page-height="11in" style:num-format="1" style:print-orientation="portrait" fo:margin-top="1in" fo:margin-bottom="0.5in" fo:margin-left="0.4374in" fo:margin-right="0.687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5</text:page-number></text:p>
        <text:p text:style-name="MP1">Experis Software ©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2T17:10:35.599584823</dc:date>
    <meta:editing-duration>PT12M24S</meta:editing-duration>
    <meta:editing-cycles>1</meta:editing-cycles>
    <meta:document-statistic meta:table-count="1" meta:image-count="0" meta:object-count="0" meta:page-count="5" meta:paragraph-count="106" meta:word-count="898" meta:character-count="5713" meta:non-whitespace-character-count="4455"/>
    <meta:generator>LibreOffice/6.0.7.3$Linux_X86_64 LibreOffice_project/00m0$Build-3</meta:generator>
  </office:meta>
</office:document-meta>
</file>